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Ubuntu Mono" svg:font-family="'Ubuntu Mono'"/>
    <style:font-face style:name="Ubuntu Mono1" svg:font-family="'Ubuntu Mono'" style:font-pitch="fixed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7874in"/>
        </style:tab-stops>
      </style:paragraph-properties>
      <style:text-properties style:use-window-font-color="true" loext:opacity="0%" style:font-name="Ubuntu Mono1" fo:font-size="14pt" fo:font-weight="normal" officeooo:rsid="00ecb7cb" officeooo:paragraph-rsid="037402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1b11c7" officeooo:paragraph-rsid="037402a3" style:font-size-asian="10pt" style:font-size-complex="10pt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 style:shadow="none">
        <style:tab-stops>
          <style:tab-stop style:position="0.7874in"/>
        </style:tab-stops>
      </style:paragraph-properties>
      <style:text-properties style:font-name="Ubuntu Mono1" fo:font-size="10pt" officeooo:rsid="00b78df1" officeooo:paragraph-rsid="04054426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0.7874in"/>
        </style:tab-stops>
      </style:paragraph-properties>
      <style:text-properties officeooo:paragraph-rsid="04054426"/>
    </style:style>
    <style:style style:name="P5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098538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37402a3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233042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2dbebe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bf0041" loext:opacity="100%" style:font-name="Ubuntu Mono1" fo:font-size="10pt" officeooo:rsid="04054426" officeooo:paragraph-rsid="04304b8d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bf0041" loext:opacity="100%" style:font-name="Ubuntu Mono1" fo:font-size="10pt" officeooo:rsid="040b79b3" officeooo:paragraph-rsid="04304b8d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054426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3f450df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3be4f84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1f3112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273125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158466" loext:opacity="100%" style:font-name="Ubuntu Mono1" fo:font-size="10pt" officeooo:rsid="034bee86" officeooo:paragraph-rsid="041f3112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160aff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16bbb0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2823b9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080ba5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000694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0a1a8c" style:font-size-asian="10pt" style:font-size-complex="10pt"/>
    </style:style>
    <style:style style:name="P23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fo:font-weight="bold" officeooo:rsid="03f9bac8" officeooo:paragraph-rsid="042823b9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fo:font-weight="bold" officeooo:rsid="03f9bac8" officeooo:paragraph-rsid="0401e89b" style:font-size-asian="10pt" style:font-weight-asian="bold" style:font-size-complex="10pt" style:font-weight-complex="bold"/>
    </style:style>
    <style:style style:name="P25" style:family="paragraph" style:parent-style-name="Standard">
      <style:paragraph-properties>
        <style:tab-stops>
          <style:tab-stop style:position="0.7874in"/>
        </style:tab-stops>
      </style:paragraph-properties>
      <style:text-properties style:use-window-font-color="true" loext:opacity="0%" style:font-name="Ubuntu Mono1" fo:font-size="10pt" fo:font-style="italic" fo:font-weight="normal" officeooo:rsid="03f9bac8" officeooo:paragraph-rsid="0428ad9c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>
        <style:tab-stops>
          <style:tab-stop style:position="0.7874in"/>
        </style:tab-stops>
      </style:paragraph-properties>
      <style:text-properties style:use-window-font-color="true" loext:opacity="0%" style:font-name="Ubuntu Mono1" fo:font-size="10pt" fo:font-style="italic" fo:font-weight="normal" officeooo:rsid="03f9bac8" officeooo:paragraph-rsid="0401e89b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158466" loext:opacity="100%" style:font-name="Ubuntu Mono1" fo:font-size="10pt" officeooo:rsid="034bee86" officeooo:paragraph-rsid="04047385" style:font-size-asian="10pt" style:font-size-complex="10pt"/>
    </style:style>
    <style:style style:name="P28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2f2cc5" officeooo:paragraph-rsid="0428ad9c" style:font-size-asian="10pt" style:font-size-complex="10pt"/>
    </style:style>
    <style:style style:name="P29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2f2cc5" officeooo:paragraph-rsid="0418ee39" style:font-size-asian="10pt" style:font-size-complex="10pt"/>
    </style:style>
    <style:style style:name="P30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2f2cc5" officeooo:paragraph-rsid="04273125" style:font-size-asian="10pt" style:font-size-complex="10pt"/>
    </style:style>
    <style:style style:name="P31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2f2cc5" officeooo:paragraph-rsid="04025faf" style:font-size-asian="10pt" style:font-size-complex="10pt"/>
    </style:style>
    <style:style style:name="P32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3a635a" officeooo:paragraph-rsid="0428ad9c" style:font-size-asian="10pt" style:font-size-complex="10pt"/>
    </style:style>
    <style:style style:name="P33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3a635a" officeooo:paragraph-rsid="04273125" style:font-size-asian="10pt" style:font-size-complex="10pt"/>
    </style:style>
    <style:style style:name="P34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3a635a" officeooo:paragraph-rsid="038435f2" style:font-size-asian="10pt" style:font-size-complex="10pt"/>
    </style:style>
    <style:style style:name="P35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paragraph-rsid="04085c12" style:font-size-asian="10pt" style:font-size-complex="10pt"/>
    </style:style>
    <style:style style:name="P36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5c03e7" officeooo:paragraph-rsid="04160aff" style:font-size-asian="10pt" style:font-size-complex="10pt"/>
    </style:style>
    <style:style style:name="P37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30d634" officeooo:paragraph-rsid="04160aff" style:font-size-asian="10pt" style:font-size-complex="10pt"/>
    </style:style>
    <style:style style:name="P38" style:family="paragraph" style:parent-style-name="Standard">
      <loext:graphic-properties draw:fill="solid" draw:fill-color="#ffffff"/>
      <style:paragraph-properties fo:background-color="#ffffff" fo:padding="0in" fo:border="none" style:shadow="none">
        <style:tab-stops>
          <style:tab-stop style:position="0.7874in"/>
        </style:tab-stops>
      </style:paragraph-properties>
      <style:text-properties style:font-name="Ubuntu Mono1" fo:font-size="10pt" officeooo:rsid="0230d634" officeooo:paragraph-rsid="04085c12" style:font-size-asian="10pt" style:font-size-complex="10pt"/>
    </style:style>
    <style:style style:name="P39" style:family="paragraph" style:parent-style-name="Preformatted_20_Text">
      <loext:graphic-properties draw:fill="solid" draw:fill-color="#ffffff"/>
      <style:paragraph-properties fo:background-color="#ffffff" fo:padding="0in" fo:border="none" style:shadow="none">
        <style:tab-stops>
          <style:tab-stop style:position="0.7874in"/>
        </style:tab-stops>
      </style:paragraph-properties>
      <style:text-properties fo:color="#000000" loext:opacity="100%" style:font-name="Ubuntu Mono1" fo:font-size="10pt" fo:font-style="normal" fo:font-weight="normal" officeooo:rsid="02d6cd89" officeooo:paragraph-rsid="04085c12" style:font-size-asian="10pt" style:font-style-asian="normal" style:font-weight-asian="normal" style:font-size-complex="10pt"/>
    </style:style>
    <style:style style:name="P40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30d634" officeooo:paragraph-rsid="04085c12" style:font-size-asian="10pt" style:font-size-complex="10pt"/>
    </style:style>
    <style:style style:name="P41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42a0c42" style:font-size-asian="10pt" style:font-size-complex="10pt"/>
    </style:style>
    <style:style style:name="P42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4098538" officeooo:paragraph-rsid="04098538" style:font-size-asian="10pt" style:font-size-complex="10pt"/>
    </style:style>
    <style:style style:name="P43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1b11c7" officeooo:paragraph-rsid="042937a0" style:font-size-asian="10pt" style:font-size-complex="10pt"/>
    </style:style>
    <style:style style:name="P44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3bb4483" style:font-size-asian="10pt" style:font-size-complex="10pt"/>
    </style:style>
    <style:style style:name="P45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bc30ca" officeooo:paragraph-rsid="03bc30ca" style:font-size-asian="10pt" style:font-size-complex="10pt"/>
    </style:style>
    <style:style style:name="P46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da0ce1" officeooo:paragraph-rsid="03d675ec" style:font-size-asian="10pt" style:font-size-complex="10pt"/>
    </style:style>
    <style:style style:name="P47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da0ce1" officeooo:paragraph-rsid="03eb7dec" style:font-size-asian="10pt" style:font-size-complex="10pt"/>
    </style:style>
    <style:style style:name="P48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da0ce1" officeooo:paragraph-rsid="03d78505" style:font-size-asian="10pt" style:font-size-complex="10pt"/>
    </style:style>
    <style:style style:name="P49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da0ce1" officeooo:paragraph-rsid="03d98dd9" style:font-size-asian="10pt" style:font-size-complex="10pt"/>
    </style:style>
    <style:style style:name="P50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da0ce1" officeooo:paragraph-rsid="03dcfd2d" style:font-size-asian="10pt" style:font-size-complex="10pt"/>
    </style:style>
    <style:style style:name="P51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b78df1" officeooo:paragraph-rsid="03d98dd9" style:font-size-asian="10pt" style:font-size-complex="10pt"/>
    </style:style>
    <style:style style:name="P52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e01add" officeooo:paragraph-rsid="037402a3" style:font-size-asian="10pt" style:font-size-complex="10pt"/>
    </style:style>
    <style:style style:name="P53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3e1b29" officeooo:paragraph-rsid="03cfd576" style:font-size-asian="10pt" style:font-size-complex="10pt"/>
    </style:style>
    <style:style style:name="P54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da0ce1" officeooo:paragraph-rsid="03d4e538" style:font-size-asian="10pt" style:font-size-complex="10pt"/>
    </style:style>
    <style:style style:name="P55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87d6e3" officeooo:paragraph-rsid="0387d6e3" style:font-size-asian="10pt" style:font-size-complex="10pt"/>
    </style:style>
    <style:style style:name="P56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4bee86" officeooo:paragraph-rsid="037402a3" style:font-size-asian="10pt" style:font-size-complex="10pt"/>
    </style:style>
    <style:style style:name="P57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3e1b29" officeooo:paragraph-rsid="037402a3" style:font-size-asian="10pt" style:font-size-complex="10pt"/>
    </style:style>
    <style:style style:name="P58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32f6200" officeooo:paragraph-rsid="037402a3" style:font-size-asian="10pt" style:font-size-complex="10pt"/>
    </style:style>
    <style:style style:name="P59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da0ce1" officeooo:paragraph-rsid="037402a3" style:font-size-asian="10pt" style:font-size-complex="10pt"/>
    </style:style>
    <style:style style:name="P60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e4a8ae" officeooo:paragraph-rsid="037402a3" style:font-size-asian="10pt" style:font-size-complex="10pt"/>
    </style:style>
    <style:style style:name="P61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9102f0" officeooo:paragraph-rsid="037402a3" style:font-size-asian="10pt" style:font-size-complex="10pt"/>
    </style:style>
    <style:style style:name="P62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fo:font-weight="bold" officeooo:rsid="02e829cd" officeooo:paragraph-rsid="0402b05e" style:font-size-asian="10pt" style:font-weight-asian="bold" style:font-size-complex="10pt" style:font-weight-complex="bold"/>
    </style:style>
    <style:style style:name="P63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fo:font-weight="bold" officeooo:rsid="0402b05e" officeooo:paragraph-rsid="0402b05e" style:font-size-asian="10pt" style:font-weight-asian="bold" style:font-size-complex="10pt" style:font-weight-complex="bold"/>
    </style:style>
    <style:style style:name="P64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2da0ce1" officeooo:paragraph-rsid="0402b05e" style:font-size-asian="10pt" style:font-size-complex="10pt"/>
    </style:style>
    <style:style style:name="P65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1" fo:font-size="10pt" officeooo:rsid="00ab9a2e" officeooo:paragraph-rsid="00cdbefa" style:font-size-asian="10pt" style:font-size-complex="10pt"/>
    </style:style>
    <style:style style:name="P66" style:family="paragraph" style:parent-style-name="Standard">
      <style:paragraph-properties fo:text-align="start" style:justify-single-word="false">
        <style:tab-stops>
          <style:tab-stop style:position="0.7874in"/>
        </style:tab-stops>
      </style:paragraph-properties>
      <style:text-properties style:use-window-font-color="true" loext:opacity="0%" style:font-name="Ubuntu Mono1" fo:font-size="10pt" fo:font-style="normal" fo:font-weight="normal" officeooo:rsid="00b78df1" officeooo:paragraph-rsid="04160aff" style:font-size-asian="10pt" style:font-style-asian="normal" style:font-weight-asian="normal" style:font-size-complex="10pt" style:font-weight-complex="normal"/>
    </style:style>
    <style:style style:name="T1" style:family="text">
      <style:text-properties officeooo:rsid="042823b9"/>
    </style:style>
    <style:style style:name="T2" style:family="text">
      <style:text-properties officeooo:rsid="0409853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9211e" loext:opacity="100%" officeooo:rsid="04098538"/>
    </style:style>
    <style:style style:name="T5" style:family="text">
      <style:text-properties fo:color="#c9211e" loext:opacity="100%" officeooo:rsid="042937a0"/>
    </style:style>
    <style:style style:name="T6" style:family="text">
      <style:text-properties fo:color="#000000" loext:opacity="100%" fo:font-style="normal" fo:font-weight="normal" style:font-style-asian="normal" style:font-weight-asian="normal"/>
    </style:style>
    <style:style style:name="T7" style:family="text">
      <style:text-properties fo:color="#000000" loext:opacity="100%" fo:font-style="normal" fo:font-weight="normal" officeooo:rsid="041c53f6" style:font-style-asian="normal" style:font-weight-asian="normal"/>
    </style:style>
    <style:style style:name="T8" style:family="text">
      <style:text-properties style:font-name="Ubuntu Mono1" fo:font-size="10pt" officeooo:rsid="00d5fa99" style:font-size-asian="10pt" style:font-size-complex="10pt"/>
    </style:style>
    <style:style style:name="T9" style:family="text">
      <style:text-properties style:font-name="Ubuntu Mono1" fo:font-size="10pt" officeooo:rsid="00b78df1" style:font-size-asian="10pt" style:font-size-complex="10pt"/>
    </style:style>
    <style:style style:name="T10" style:family="text">
      <style:text-properties fo:color="#bf0041" loext:opacity="100%" style:font-name="Ubuntu Mono1" fo:font-size="10pt" officeooo:rsid="03f7dcc2" style:font-size-asian="10pt" style:font-size-complex="10pt"/>
    </style:style>
    <style:style style:name="T11" style:family="text">
      <style:text-properties fo:color="#bf0041" loext:opacity="100%" style:font-name="Ubuntu Mono1" fo:font-size="10pt" officeooo:rsid="04144179" style:font-size-asian="10pt" style:font-size-complex="10pt"/>
    </style:style>
    <style:style style:name="T12" style:family="text">
      <style:text-properties fo:color="#bf0041" loext:opacity="100%" style:font-name="Ubuntu Mono1" fo:font-size="10pt" officeooo:rsid="04054426" style:font-size-asian="10pt" style:font-size-complex="10pt"/>
    </style:style>
    <style:style style:name="T13" style:family="text">
      <style:text-properties officeooo:rsid="00d5fa99"/>
    </style:style>
    <style:style style:name="T14" style:family="text">
      <style:text-properties fo:color="#bf0041" loext:opacity="100%" officeooo:rsid="03f7dcc2"/>
    </style:style>
    <style:style style:name="T15" style:family="text">
      <style:text-properties fo:color="#bf0041" loext:opacity="100%" officeooo:rsid="04144179"/>
    </style:style>
    <style:style style:name="T16" style:family="text">
      <style:text-properties fo:color="#bf0041" loext:opacity="100%" officeooo:rsid="04054426"/>
    </style:style>
    <style:style style:name="T17" style:family="text">
      <style:text-properties fo:color="#158466" loext:opacity="100%"/>
    </style:style>
    <style:style style:name="T18" style:family="text">
      <style:text-properties fo:color="#158466" loext:opacity="100%" officeooo:rsid="02b34c94"/>
    </style:style>
    <style:style style:name="T19" style:family="text">
      <style:text-properties fo:color="#c9211e" loext:opacity="100%"/>
    </style:style>
    <style:style style:name="T20" style:family="text">
      <style:text-properties officeooo:rsid="014f5e16"/>
    </style:style>
    <style:style style:name="T21" style:family="text">
      <style:text-properties fo:color="#231f20" loext:opacity="100%" style:font-size-complex="12pt"/>
    </style:style>
    <style:style style:name="T22" style:family="text">
      <style:text-properties fo:color="#c9211e" loext:opacity="100%" officeooo:rsid="00ec153a"/>
    </style:style>
    <style:style style:name="T23" style:family="text">
      <style:text-properties fo:color="#158466" loext:opacity="100%" officeooo:rsid="011475bc"/>
    </style:style>
    <style:style style:name="T24" style:family="text">
      <style:text-properties officeooo:rsid="011475bc"/>
    </style:style>
    <style:style style:name="T25" style:family="text">
      <style:text-properties fo:color="#c9211e" loext:opacity="100%" officeooo:rsid="04054426"/>
    </style:style>
    <style:style style:name="T26" style:family="text">
      <style:text-properties officeooo:rsid="04304b8d"/>
    </style:style>
    <style:style style:name="T27" style:family="text">
      <style:text-properties officeooo:rsid="03f7dcc2"/>
    </style:style>
    <style:style style:name="T28" style:family="text">
      <style:text-properties officeooo:rsid="04054426"/>
    </style:style>
    <style:style style:name="T29" style:family="text">
      <style:text-properties officeooo:rsid="04117cc7"/>
    </style:style>
    <style:style style:name="T30" style:family="text">
      <style:text-properties officeooo:rsid="0417053c"/>
    </style:style>
    <style:style style:name="T31" style:family="text">
      <style:text-properties officeooo:rsid="0419995a"/>
    </style:style>
    <style:style style:name="T32" style:family="text">
      <style:text-properties officeooo:rsid="00e9389b"/>
    </style:style>
    <style:style style:name="T33" style:family="text">
      <style:text-properties officeooo:rsid="02c2ae72"/>
    </style:style>
    <style:style style:name="T34" style:family="text">
      <style:text-properties fo:color="#c9211e" loext:opacity="100%" style:font-name="Ubuntu Mono" officeooo:rsid="00e9389b"/>
    </style:style>
    <style:style style:name="T35" style:family="text">
      <style:text-properties fo:color="#c9211e" loext:opacity="100%" officeooo:rsid="00e9389b"/>
    </style:style>
    <style:style style:name="T36" style:family="text">
      <style:text-properties officeooo:rsid="03e73834"/>
    </style:style>
    <style:style style:name="T37" style:family="text">
      <style:text-properties officeooo:rsid="03f450df"/>
    </style:style>
    <style:style style:name="T38" style:family="text">
      <style:text-properties fo:color="#c9211e" loext:opacity="100%" officeooo:rsid="04080ba5"/>
    </style:style>
    <style:style style:name="T39" style:family="text">
      <style:text-properties officeooo:rsid="00e938ae"/>
    </style:style>
    <style:style style:name="T40" style:family="text">
      <style:text-properties officeooo:rsid="028b89ce"/>
    </style:style>
    <style:style style:name="T41" style:family="text">
      <style:text-properties officeooo:rsid="00e9d7a1"/>
    </style:style>
    <style:style style:name="T42" style:family="text">
      <style:text-properties officeooo:rsid="03642816"/>
    </style:style>
    <style:style style:name="T43" style:family="text">
      <style:text-properties officeooo:rsid="03be4f84"/>
    </style:style>
    <style:style style:name="T44" style:family="text">
      <style:text-properties officeooo:rsid="03e0e5ae"/>
    </style:style>
    <style:style style:name="T45" style:family="text">
      <style:text-properties officeooo:rsid="035d82a7"/>
    </style:style>
    <style:style style:name="T46" style:family="text">
      <style:text-properties officeooo:rsid="03373bda"/>
    </style:style>
    <style:style style:name="T47" style:family="text">
      <style:text-properties fo:color="#c9211e" loext:opacity="100%" officeooo:rsid="03373bda"/>
    </style:style>
    <style:style style:name="T48" style:family="text">
      <style:text-properties officeooo:rsid="034bee86"/>
    </style:style>
    <style:style style:name="T49" style:family="text">
      <style:text-properties style:text-line-through-style="none" style:text-line-through-type="none" style:text-position="sub 58%" fo:font-size="12pt" officeooo:rsid="034bee86" style:font-size-asian="12pt" style:font-size-complex="12pt"/>
    </style:style>
    <style:style style:name="T50" style:family="text">
      <style:text-properties officeooo:rsid="03815e5c"/>
    </style:style>
    <style:style style:name="T51" style:family="text">
      <style:text-properties officeooo:rsid="039ebefa"/>
    </style:style>
    <style:style style:name="T52" style:family="text">
      <style:text-properties officeooo:rsid="03b82747"/>
    </style:style>
    <style:style style:name="T53" style:family="text">
      <style:text-properties officeooo:rsid="04047385"/>
    </style:style>
    <style:style style:name="T54" style:family="text">
      <style:text-properties officeooo:rsid="028d37ef"/>
    </style:style>
    <style:style style:name="T55" style:family="text">
      <style:text-properties officeooo:rsid="0287b15c"/>
    </style:style>
    <style:style style:name="T56" style:family="text">
      <style:text-properties officeooo:rsid="02805640" fo:background-color="transparent" loext:char-shading-value="0"/>
    </style:style>
    <style:style style:name="T57" style:family="text">
      <style:text-properties officeooo:rsid="0288b8aa" fo:background-color="transparent" loext:char-shading-value="0"/>
    </style:style>
    <style:style style:name="T58" style:family="text">
      <style:text-properties officeooo:rsid="005c03e7" fo:background-color="transparent" loext:char-shading-value="0"/>
    </style:style>
    <style:style style:name="T59" style:family="text">
      <style:text-properties officeooo:rsid="028ba5c4" fo:background-color="transparent" loext:char-shading-value="0"/>
    </style:style>
    <style:style style:name="T60" style:family="text">
      <style:text-properties fo:background-color="transparent" loext:char-shading-value="0"/>
    </style:style>
    <style:style style:name="T61" style:family="text">
      <style:text-properties fo:color="#c9211e" loext:opacity="100%" officeooo:rsid="04000694" fo:background-color="transparent" loext:char-shading-value="0"/>
    </style:style>
    <style:style style:name="T62" style:family="text">
      <style:text-properties fo:color="#c9211e" loext:opacity="100%" officeooo:rsid="0288b8aa"/>
    </style:style>
    <style:style style:name="T63" style:family="text">
      <style:text-properties officeooo:rsid="028d37ef" fo:background-color="transparent" loext:char-shading-value="0"/>
    </style:style>
    <style:style style:name="T64" style:family="text">
      <style:text-properties officeooo:rsid="028b08b4" fo:background-color="transparent" loext:char-shading-value="0"/>
    </style:style>
    <style:style style:name="T65" style:family="text">
      <style:text-properties officeooo:rsid="04000694"/>
    </style:style>
    <style:style style:name="T66" style:family="text">
      <style:text-properties officeooo:rsid="00e4ed71"/>
    </style:style>
    <style:style style:name="T67" style:family="text">
      <style:text-properties fo:color="#c9211e" loext:opacity="100%" officeooo:rsid="0419e4f4"/>
    </style:style>
    <style:style style:name="T68" style:family="text">
      <style:text-properties officeooo:rsid="0419e4f4"/>
    </style:style>
    <style:style style:name="T69" style:family="text">
      <style:text-properties fo:color="#c9211e" loext:opacity="100%" officeooo:rsid="04000694"/>
    </style:style>
    <style:style style:name="T70" style:family="text">
      <style:text-properties fo:color="#c9211e" loext:opacity="100%" officeooo:rsid="042823b9"/>
    </style:style>
    <style:style style:name="T71" style:family="text">
      <style:text-properties officeooo:rsid="00d1a37b"/>
    </style:style>
    <style:style style:name="T72" style:family="text">
      <style:text-properties officeooo:rsid="03f366b0"/>
    </style:style>
    <style:style style:name="T73" style:family="text">
      <style:text-properties officeooo:rsid="03ee8ed4"/>
    </style:style>
    <style:style style:name="T74" style:family="text">
      <style:text-properties officeooo:rsid="00df9a41"/>
    </style:style>
    <style:style style:name="T75" style:family="text">
      <style:text-properties fo:color="#c9211e" loext:opacity="100%" officeooo:rsid="0401e89b"/>
    </style:style>
    <style:style style:name="T76" style:family="text">
      <style:text-properties officeooo:rsid="03515da1"/>
    </style:style>
    <style:style style:name="T77" style:family="text">
      <style:text-properties officeooo:rsid="0365feca"/>
    </style:style>
    <style:style style:name="T78" style:family="text">
      <style:text-properties officeooo:rsid="02c91d58"/>
    </style:style>
    <style:style style:name="T79" style:family="text">
      <style:text-properties fo:color="#c9211e" loext:opacity="100%" officeooo:rsid="040a1a8c"/>
    </style:style>
    <style:style style:name="T80" style:family="text">
      <style:text-properties fo:color="#c9211e" loext:opacity="100%" officeooo:rsid="0419b310"/>
    </style:style>
    <style:style style:name="T81" style:family="text">
      <style:text-properties fo:color="#c9211e" loext:opacity="100%" officeooo:rsid="04025faf"/>
    </style:style>
    <style:style style:name="T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5c03e7" fo:background-color="transparent" loext:char-shading-value="0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42823b9" style:font-style-asian="italic" style:font-weight-asian="normal" style:font-style-complex="italic" style:font-weight-complex="normal"/>
    </style:style>
    <style:style style:name="T85" style:family="text">
      <style:text-properties fo:color="#c9211e" loext:opacity="100%"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color="#c9211e" loext:opacity="100%" fo:font-style="normal" fo:font-weight="normal" officeooo:rsid="0401e89b" style:font-style-asian="normal" style:font-weight-asian="normal" style:font-style-complex="normal" style:font-weight-complex="normal"/>
    </style:style>
    <style:style style:name="T87" style:family="text">
      <style:text-properties fo:color="#c9211e" loext:opacity="100%" fo:font-style="normal" fo:font-weight="normal" officeooo:rsid="042823b9" style:font-style-asian="normal" style:font-weight-asian="normal" style:font-style-complex="normal" style:font-weight-complex="normal"/>
    </style:style>
    <style:style style:name="T8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89" style:family="text">
      <style:text-properties style:use-window-font-color="true" loext:opacity="0%" fo:font-style="italic" fo:font-weight="normal" officeooo:rsid="03fe3507" style:font-style-asian="italic" style:font-weight-asian="normal" style:font-style-complex="italic" style:font-weight-complex="normal"/>
    </style:style>
    <style:style style:name="T90" style:family="text">
      <style:text-properties fo:color="#c9211e" loext:opacity="100%" fo:font-style="normal" style:font-style-asian="normal" style:font-style-complex="normal"/>
    </style:style>
    <style:style style:name="T91" style:family="text">
      <style:text-properties fo:color="#c9211e" loext:opacity="100%" fo:font-style="normal" officeooo:rsid="0401e89b" style:font-style-asian="normal" style:font-style-complex="normal"/>
    </style:style>
    <style:style style:name="T92" style:family="text">
      <style:text-properties fo:color="#c9211e" loext:opacity="100%" fo:font-style="normal" officeooo:rsid="042823b9" style:font-style-asian="normal" style:font-style-complex="normal"/>
    </style:style>
    <style:style style:name="T93" style:family="text">
      <style:text-properties fo:color="#c9211e" loext:opacity="100%" officeooo:rsid="0428ad9c"/>
    </style:style>
    <style:style style:name="T94" style:family="text">
      <style:text-properties officeooo:rsid="03700d3b"/>
    </style:style>
    <style:style style:name="T95" style:family="text">
      <style:text-properties fo:color="#c9211e" loext:opacity="100%" officeooo:rsid="034bee86"/>
    </style:style>
    <style:style style:name="T96" style:family="text">
      <style:text-properties fo:color="#c9211e" loext:opacity="100%" style:text-line-through-style="none" style:text-line-through-type="none" style:text-position="sub 58%" fo:font-size="12pt" officeooo:rsid="034bee86" style:font-size-asian="12pt" style:font-size-complex="12pt"/>
    </style:style>
    <style:style style:name="T97" style:family="text">
      <style:text-properties officeooo:rsid="0334804d"/>
    </style:style>
    <style:style style:name="T98" style:family="text">
      <style:text-properties officeooo:rsid="03588deb"/>
    </style:style>
    <style:style style:name="T99" style:family="text">
      <style:text-properties officeooo:rsid="0393c451"/>
    </style:style>
    <style:style style:name="T100" style:family="text">
      <style:text-properties officeooo:rsid="0355e77c"/>
    </style:style>
    <style:style style:name="T101" style:family="text">
      <style:text-properties officeooo:rsid="03b33d4d" fo:background-color="transparent" loext:char-shading-value="0"/>
    </style:style>
    <style:style style:name="T102" style:family="text">
      <style:text-properties officeooo:rsid="04000694" fo:background-color="transparent" loext:char-shading-value="0"/>
    </style:style>
    <style:style style:name="T103" style:family="text">
      <style:text-properties fo:color="#c9211e" loext:opacity="100%" officeooo:rsid="04025faf" fo:background-color="transparent" loext:char-shading-value="0"/>
    </style:style>
    <style:style style:name="T104" style:family="text">
      <style:text-properties officeooo:rsid="038f00c3"/>
    </style:style>
    <style:style style:name="T105" style:family="text">
      <style:text-properties officeooo:rsid="035fc9e6"/>
    </style:style>
    <style:style style:name="T106" style:family="text">
      <style:text-properties officeooo:rsid="03adabfb"/>
    </style:style>
    <style:style style:name="T107" style:family="text">
      <style:text-properties officeooo:rsid="03cb1904" fo:background-color="transparent" loext:char-shading-value="0"/>
    </style:style>
    <style:style style:name="T108" style:family="text">
      <style:text-properties officeooo:rsid="00b78df1"/>
    </style:style>
    <style:style style:name="T109" style:family="text">
      <style:text-properties officeooo:rsid="03aad5d6"/>
    </style:style>
    <style:style style:name="T110" style:family="text">
      <style:text-properties officeooo:rsid="03a3aa4d" fo:background-color="transparent" loext:char-shading-value="0"/>
    </style:style>
    <style:style style:name="T111" style:family="text">
      <style:text-properties officeooo:rsid="04025faf"/>
    </style:style>
    <style:style style:name="T112" style:family="text">
      <style:text-properties fo:color="#c9211e" loext:opacity="100%" officeooo:rsid="03815e5c" fo:background-color="transparent" loext:char-shading-value="0"/>
    </style:style>
    <style:style style:name="T113" style:family="text">
      <style:text-properties officeooo:rsid="035459cb"/>
    </style:style>
    <style:style style:name="T114" style:family="text">
      <style:text-properties fo:color="#c9211e" loext:opacity="100%" officeooo:rsid="042823b9" fo:background-color="transparent" loext:char-shading-value="0"/>
    </style:style>
    <style:style style:name="T115" style:family="text">
      <style:text-properties fo:color="#c9211e" loext:opacity="100%" officeooo:rsid="0428ad9c" fo:background-color="transparent" loext:char-shading-value="0"/>
    </style:style>
    <style:style style:name="T116" style:family="text">
      <style:text-properties style:use-window-font-color="true" loext:opacity="0%" fo:font-weight="normal" officeooo:rsid="03e8efc7" style:font-weight-asian="normal" style:font-weight-complex="normal"/>
    </style:style>
    <style:style style:name="T117" style:family="text">
      <style:text-properties style:use-window-font-color="true" loext:opacity="0%" fo:font-weight="normal" officeooo:rsid="037b0b65" style:font-weight-asian="normal" style:font-weight-complex="normal"/>
    </style:style>
    <style:style style:name="T118" style:family="text">
      <style:text-properties style:use-window-font-color="true" loext:opacity="0%" fo:font-weight="normal" officeooo:rsid="03be4f84" style:font-weight-asian="normal" style:font-weight-complex="normal"/>
    </style:style>
    <style:style style:name="T119" style:family="text">
      <style:text-properties style:use-window-font-color="true" loext:opacity="0%" fo:font-weight="normal" officeooo:rsid="03866e32" style:font-weight-asian="normal" style:font-weight-complex="normal"/>
    </style:style>
    <style:style style:name="T120" style:family="text">
      <style:text-properties style:use-window-font-color="true" loext:opacity="0%" fo:font-weight="normal" officeooo:rsid="037dc215" style:font-weight-asian="normal" style:font-weight-complex="normal"/>
    </style:style>
    <style:style style:name="T121" style:family="text">
      <style:text-properties style:use-window-font-color="true" loext:opacity="0%" fo:font-weight="normal" officeooo:rsid="03bdcb3d" style:font-weight-asian="normal" style:font-weight-complex="normal"/>
    </style:style>
    <style:style style:name="T122" style:family="text">
      <style:text-properties style:use-window-font-color="true" loext:opacity="0%" fo:font-weight="normal" officeooo:rsid="03e0e5ae" style:font-weight-asian="normal" style:font-weight-complex="normal"/>
    </style:style>
    <style:style style:name="T123" style:family="text">
      <style:text-properties style:use-window-font-color="true" loext:opacity="0%" fo:font-weight="normal" officeooo:rsid="04025faf" style:font-weight-asian="normal" style:font-weight-complex="normal"/>
    </style:style>
    <style:style style:name="T124" style:family="text">
      <style:text-properties fo:color="#c9211e" loext:opacity="100%" fo:font-weight="bold" officeooo:rsid="04025faf" fo:background-color="transparent" loext:char-shading-value="0" style:font-weight-asian="bold" style:font-weight-complex="bold"/>
    </style:style>
    <style:style style:name="T125" style:family="text">
      <style:text-properties fo:color="#c9211e" loext:opacity="100%" fo:font-weight="normal" officeooo:rsid="04025faf" fo:background-color="transparent" loext:char-shading-value="0" style:font-weight-asian="normal" style:font-weight-complex="normal"/>
    </style:style>
    <style:style style:name="T126" style:family="text">
      <style:text-properties fo:color="#c9211e" loext:opacity="100%" fo:font-weight="normal" officeooo:rsid="03bdcb3d" style:font-weight-asian="normal" style:font-weight-complex="normal"/>
    </style:style>
    <style:style style:name="T127" style:family="text">
      <style:text-properties fo:color="#c9211e" loext:opacity="100%" fo:font-weight="normal" officeooo:rsid="04025faf" style:font-weight-asian="normal" style:font-weight-complex="normal"/>
    </style:style>
    <style:style style:name="T128" style:family="text">
      <style:text-properties fo:color="#c9211e" loext:opacity="100%" fo:font-weight="bold" officeooo:rsid="03bdcb3d" style:font-weight-asian="bold" style:font-weight-complex="bold"/>
    </style:style>
    <style:style style:name="T129" style:family="text">
      <style:text-properties officeooo:rsid="0390ccb5"/>
    </style:style>
    <style:style style:name="T130" style:family="text">
      <style:text-properties fo:color="#c9211e" loext:opacity="100%" fo:font-weight="normal" officeooo:rsid="042823b9" fo:background-color="transparent" loext:char-shading-value="0" style:font-weight-asian="normal" style:font-weight-complex="normal"/>
    </style:style>
    <style:style style:name="T131" style:family="text">
      <style:text-properties fo:color="#c9211e" loext:opacity="100%" fo:font-weight="normal" officeooo:rsid="0428ad9c" fo:background-color="transparent" loext:char-shading-value="0" style:font-weight-asian="normal" style:font-weight-complex="normal"/>
    </style:style>
    <style:style style:name="T132" style:family="text">
      <style:text-properties officeooo:rsid="02da0ce1"/>
    </style:style>
    <style:style style:name="T133" style:family="text">
      <style:text-properties officeooo:rsid="0382ed18"/>
    </style:style>
    <style:style style:name="T134" style:family="text">
      <style:text-properties fo:color="#158466" loext:opacity="100%" officeooo:rsid="02da0ce1"/>
    </style:style>
    <style:style style:name="T135" style:family="text">
      <style:text-properties officeooo:rsid="03e8efc7"/>
    </style:style>
    <style:style style:name="T136" style:family="text">
      <style:text-properties fo:font-weight="bold" officeooo:rsid="04037c7e" style:font-weight-asian="bold" style:font-weight-complex="bold"/>
    </style:style>
    <style:style style:name="T137" style:family="text">
      <style:text-properties fo:font-weight="normal" officeooo:rsid="04054426" style:font-weight-asian="normal" style:font-weight-complex="normal"/>
    </style:style>
    <style:style style:name="T138" style:family="text">
      <style:text-properties fo:color="#c9211e" loext:opacity="100%" fo:font-weight="normal" officeooo:rsid="04054426" style:font-weight-asian="normal" style:font-weight-complex="normal"/>
    </style:style>
    <style:style style:name="T139" style:family="text">
      <style:text-properties fo:color="#c9211e" loext:opacity="100%" fo:font-weight="normal" officeooo:rsid="04144179" style:font-weight-asian="normal" style:font-weight-complex="normal"/>
    </style:style>
    <style:style style:name="T140" style:family="text">
      <style:text-properties officeooo:rsid="005c03e7"/>
    </style:style>
    <style:style style:name="T141" style:family="text">
      <style:text-properties officeooo:rsid="0320b7db"/>
    </style:style>
    <style:style style:name="T142" style:family="text">
      <style:text-properties officeooo:rsid="0323b6de"/>
    </style:style>
    <style:style style:name="T143" style:family="text">
      <style:text-properties fo:color="#000000" loext:opacity="100%" fo:font-style="normal" fo:font-weight="normal" officeooo:rsid="02d5ce77" style:font-style-asian="normal" style:font-weight-asian="normal"/>
    </style:style>
    <style:style style:name="T144" style:family="text">
      <style:text-properties fo:color="#000000" loext:opacity="100%" fo:font-style="normal" fo:font-weight="normal" officeooo:rsid="03278949" style:font-style-asian="normal" style:font-weight-asian="normal"/>
    </style:style>
    <style:style style:name="T145" style:family="text">
      <style:text-properties fo:color="#000000" loext:opacity="100%" fo:font-style="normal" fo:font-weight="normal" officeooo:rsid="042f519a" style:font-style-asian="normal" style:font-weight-asian="normal"/>
    </style:style>
    <style:style style:name="T146" style:family="text">
      <style:text-properties fo:color="#000000" loext:opacity="100%" fo:font-style="normal" fo:font-weight="normal" officeooo:rsid="02d6cd89" style:font-style-asian="normal" style:font-weight-asian="normal"/>
    </style:style>
    <style:style style:name="T147" style:family="text">
      <style:text-properties fo:color="#000000" loext:opacity="100%" fo:font-style="normal" fo:font-weight="normal" officeooo:rsid="02f96e6d" style:font-style-asian="normal" style:font-weight-asian="normal"/>
    </style:style>
    <style:style style:name="T148" style:family="text">
      <style:text-properties officeooo:rsid="03eff14e"/>
    </style:style>
    <style:style style:name="T149" style:family="text">
      <style:text-properties officeooo:rsid="03c6995c"/>
    </style:style>
    <style:style style:name="T150" style:family="text">
      <style:text-properties officeooo:rsid="03df1f06"/>
    </style:style>
    <style:style style:name="T151" style:family="text">
      <style:text-properties officeooo:rsid="03c3282c"/>
    </style:style>
    <style:style style:name="T152" style:family="text">
      <style:text-properties fo:color="#c9211e" loext:opacity="100%" fo:font-weight="normal" officeooo:rsid="04098538" style:font-weight-asian="normal" style:font-weight-complex="normal"/>
    </style:style>
    <style:style style:name="T153" style:family="text">
      <style:text-properties officeooo:rsid="02b34c94"/>
    </style:style>
    <style:style style:name="T154" style:family="text">
      <style:text-properties officeooo:rsid="032f6200"/>
    </style:style>
    <style:style style:name="T155" style:family="text">
      <style:text-properties officeooo:rsid="0365da9b"/>
    </style:style>
    <style:style style:name="T156" style:family="text">
      <style:text-properties officeooo:rsid="03a0eba1"/>
    </style:style>
    <style:style style:name="T157" style:family="text">
      <style:text-properties officeooo:rsid="03a24107"/>
    </style:style>
    <style:style style:name="T158" style:family="text">
      <style:text-properties officeooo:rsid="03a45f9a"/>
    </style:style>
    <style:style style:name="T159" style:family="text">
      <style:text-properties officeooo:rsid="042a0c42"/>
    </style:style>
    <style:style style:name="T160" style:family="text">
      <style:text-properties officeooo:rsid="03bfe4c0"/>
    </style:style>
    <style:style style:name="T161" style:family="text">
      <style:text-properties officeooo:rsid="042c8d9b"/>
    </style:style>
    <style:style style:name="T162" style:family="text">
      <style:text-properties officeooo:rsid="03c1bed3"/>
    </style:style>
    <style:style style:name="T163" style:family="text">
      <style:text-properties fo:color="#c9211e" loext:opacity="100%" officeooo:rsid="040b5dab"/>
    </style:style>
    <style:style style:name="T164" style:family="text">
      <style:text-properties style:use-window-font-color="true" loext:opacity="0%" fo:font-weight="bold" officeooo:rsid="02e829cd" style:font-weight-asian="bold" style:font-weight-complex="bold"/>
    </style:style>
    <style:style style:name="T165" style:family="text">
      <style:text-properties fo:color="#c9211e" loext:opacity="100%" fo:font-weight="bold" officeooo:rsid="02e829cd" style:font-weight-asian="bold" style:font-weight-complex="bold"/>
    </style:style>
    <style:style style:name="T166" style:family="text">
      <style:text-properties officeooo:rsid="03bb4483"/>
    </style:style>
    <style:style style:name="T167" style:family="text">
      <style:text-properties officeooo:rsid="03ed0772"/>
    </style:style>
    <style:style style:name="T168" style:family="text">
      <style:text-properties officeooo:rsid="03cfd576"/>
    </style:style>
    <style:style style:name="T169" style:family="text">
      <style:text-properties officeooo:rsid="02dd1e75"/>
    </style:style>
    <style:style style:name="T170" style:family="text">
      <style:text-properties officeooo:rsid="03d2e0f3"/>
    </style:style>
    <style:style style:name="T171" style:family="text">
      <style:text-properties officeooo:rsid="03d48273"/>
    </style:style>
    <style:style style:name="T172" style:family="text">
      <style:text-properties officeooo:rsid="03d4e538"/>
    </style:style>
    <style:style style:name="T173" style:family="text">
      <style:text-properties officeooo:rsid="03eb2651"/>
    </style:style>
    <style:style style:name="T174" style:family="text">
      <style:text-properties officeooo:rsid="03d675ec"/>
    </style:style>
    <style:style style:name="T175" style:family="text">
      <style:text-properties officeooo:rsid="02db7e4c"/>
    </style:style>
    <style:style style:name="T176" style:family="text">
      <style:text-properties officeooo:rsid="03d98dd9"/>
    </style:style>
    <style:style style:name="T177" style:family="text">
      <style:text-properties officeooo:rsid="03db6633"/>
    </style:style>
    <style:style style:name="T178" style:family="text">
      <style:text-properties officeooo:rsid="03dcfd2d"/>
    </style:style>
    <style:style style:name="T179" style:family="text">
      <style:text-properties officeooo:rsid="03e9eb80"/>
    </style:style>
    <style:style style:name="T180" style:family="text">
      <style:text-properties officeooo:rsid="03ea3a0c"/>
    </style:style>
    <style:style style:name="T181" style:family="text">
      <style:text-properties officeooo:rsid="02e11899"/>
    </style:style>
    <style:style style:name="T182" style:family="text">
      <style:text-properties officeooo:rsid="0373bb13"/>
    </style:style>
    <style:style style:name="T183" style:family="text">
      <style:text-properties officeooo:rsid="03679a33"/>
    </style:style>
    <style:style style:name="T184" style:family="text">
      <style:text-properties officeooo:rsid="02de3107"/>
    </style:style>
    <style:style style:name="T185" style:family="text">
      <style:text-properties fo:color="#158466" loext:opacity="100%" fo:font-weight="bold" style:font-weight-asian="bold" style:font-weight-complex="bold"/>
    </style:style>
    <style:style style:name="T186" style:family="text">
      <style:text-properties fo:color="#ff0000" loext:opacity="100%" fo:font-weight="bold" style:font-weight-asian="bold"/>
    </style:style>
    <style:style style:name="T187" style:family="text">
      <style:text-properties style:use-window-font-color="true" loext:opacity="0%" fo:font-weight="normal" officeooo:rsid="02e2f79b" style:font-weight-asian="normal" style:font-weight-complex="normal"/>
    </style:style>
    <style:style style:name="T188" style:family="text">
      <style:text-properties fo:color="#158466" loext:opacity="100%" fo:font-weight="normal" officeooo:rsid="02e2f79b" style:font-weight-asian="normal" style:font-weight-complex="normal"/>
    </style:style>
    <style:style style:name="T189" style:family="text">
      <style:text-properties officeooo:rsid="02def25e"/>
    </style:style>
    <style:style style:name="T190" style:family="text">
      <style:text-properties officeooo:rsid="02e4a8ae"/>
    </style:style>
    <style:style style:name="T191" style:family="text">
      <style:text-properties officeooo:rsid="02e7bc3a"/>
    </style:style>
    <style:style style:name="T192" style:family="text">
      <style:text-properties officeooo:rsid="02e2f79b"/>
    </style:style>
    <style:style style:name="T193" style:family="text">
      <style:text-properties officeooo:rsid="02e60768"/>
    </style:style>
    <style:style style:name="T194" style:family="text">
      <style:text-properties fo:color="#c9211e" loext:opacity="100%" fo:font-weight="bold" officeooo:rsid="0402b05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<text:span text:style-name="T1">МОДЕЛЬ </text:span><text:span text:style-name="T2">ТРАНСПИРАЦИ</text:span><text:span text:style-name="T1">И</text:span><text:span text:style-name="T2"> И </text:span>ФОТОСИНТЕЗ<text:span text:style-name="T1">А СОСНЫ</text:span></text:p>
      <text:p text:style-name="P2"><text:span text:style-name="T3">BoF-SvF</text:span><text:tab/><text:tab/><text:tab/><text:tab/><text:tab/><text:span text:style-name="T4"># начало постановки задачи </text:span><text:span text:style-name="T5">идентификации</text:span></text:p>
      <text:p text:style-name="P3"><text:bookmark-start text:name="__DdeLink__27832_2002992575"/><text:span text:style-name="T6">UsePrime</text:span><text:bookmark-end text:name="__DdeLink__27832_2002992575"/><text:span text:style-name="T6"> </text:span><text:span text:style-name="T7">= True</text:span></text:p>
      <text:p text:style-name="P4"><text:span text:style-name="T8">W</text:span><text:span text:style-name="T9">min <text:s text:c="3"/>= 68.0 <text:tab/><text:tab/># kg<text:tab/></text:span><text:span text:style-name="T10"># </text:span><text:span text:style-name="T11">min</text:span><text:span text:style-name="T12"> <text:s/>кол-во влаги в растении</text:span></text:p>
      <text:p text:style-name="P5"><text:span text:style-name="T13">W</text:span>max <text:s text:c="3"/>= 75.0 <text:s/><text:tab/><text:tab/># kg<text:tab/><text:span text:style-name="T14"># </text:span><text:span text:style-name="T15">max </text:span><text:span text:style-name="T16"><text:s/>кол-во влаги в растении</text:span></text:p>
      <text:p text:style-name="P6">Sneedles = 32 <text:span text:style-name="T17">/ </text:span><text:span text:style-name="T18">2</text:span><text:span text:style-name="T19"> </text:span><text:s text:c="3"/><text:tab/><text:tab/># m2 <text:s/><text:span text:style-name="T19">tree needles area </text:span><text:s/><text:span text:style-name="T20"># <text:s/>!!</text:span> <text:span text:style-name="T20">ПРИ ЗАМЕНЕ заменить и</text:span> <text:span text:style-name="T21">0.010017 </text:span></text:p>
      <text:p text:style-name="P6"><text:span text:style-name="T22">Emult</text:span><text:span text:style-name="T19"> <text:s/>= Sneedles </text:span><text:span text:style-name="T17">* </text:span><text:span text:style-name="T23">6.48e-2</text:span><text:span text:style-name="T24"> <text:s/>#</text:span> kg/h 0.001*18g/1000kg*3600h <text:s text:c="3"/></text:p>
      <text:p text:style-name="P7"><text:span text:style-name="T25"/></text:p>
      <text:p text:style-name="P8"><text:span text:style-name="T26">#</text:span>INCLUDE: <text:s/>../../get_data_0822.mng<text:tab/><text:span text:style-name="T27"># </text:span><text:span text:style-name="T28">считывание эксп. Даннах</text:span></text:p>
      <text:p text:style-name="P9">useNaN<text:tab/><text:tab/><text:tab/><text:tab/># <text:s/>use NaN values</text:p>
      <text:p text:style-name="P9">DB = Select <text:s text:c="2"/>ROWNUM AS n, t, I AS Q, WPD AS VPD, WPD AS V, Ta AS T, H, EX5 AS E, PhX2 AS P, Dat, Date, Dt, NN, PRel, ERel \ </text:p>
      <text:p text:style-name="P9"><text:s text:c="9"/>from Phot-7shoX5_P.xlsx</text:p>
      <text:p text:style-name="P10">DB.E[:] *= <text:span text:style-name="T29">1</text:span>.<text:span text:style-name="T30">1</text:span><text:span text:style-name="T31">2<text:tab/></text:span></text:p>
      <text:p text:style-name="P10"/>
      <text:p text:style-name="P6">MakeSets_byParam Dat 11<text:tab/><text:span text:style-name="T19"># CV procedure parameters — </text:span><text:span text:style-name="T25">выбрасываются каждые 11-ые сутки</text:span></text:p>
      <text:p text:style-name="P11"><text:span text:style-name="T19"><text:tab/><text:tab/><text:tab/><text:tab/># </text:span><text:span text:style-name="T25">Задание множеств и сеток</text:span></text:p>
      <text:p text:style-name="P6"><text:span text:style-name="T32">SET</text:span>: <text:s text:c="4"/><text:tab/><text:span text:style-name="T33">n</text:span> <text:s text:c="2"/>= [ 0, , <text:span text:style-name="T33">1</text:span> ] <text:s text:c="3"/><text:tab/><text:tab/><text:tab/># <text:span text:style-name="T19">Time - point</text:span><text:span text:style-name="T34">'</text:span><text:span text:style-name="T35">s numper</text:span><text:span text:style-name="T19"> (first=0)</text:span></text:p>
      <text:p text:style-name="P12"><text:s text:c="9"/><text:tab/><text:span text:style-name="T36">sWD</text:span> = [ 0, <text:span text:style-name="T37">(</text:span><text:span text:style-name="T13">W</text:span>max-<text:span text:style-name="T13">W</text:span>min<text:span text:style-name="T37">)/</text:span><text:span text:style-name="T13">W</text:span>max*<text:span text:style-name="T37">100</text:span>, -40 ]<text:tab/># <text:span text:style-name="T19">grid for WD </text:span><text:span text:style-name="T38">в % от макс кол-ва</text:span></text:p>
      <text:p text:style-name="P6"><text:s text:c="9"/><text:tab/>sQ <text:s/><text:span text:style-name="T39">=</text:span> [ 0, ,-50, <text:span text:style-name="T40">q</text:span>,<text:span text:style-name="T41">Q</text:span>] <text:span text:style-name="T32"><text:tab/></text:span></text:p>
      <text:p text:style-name="P13"><text:s text:c="9"/><text:tab/><text:span text:style-name="T42">sT</text:span> <text:s/><text:span text:style-name="T39">=</text:span> [ <text:s/>, ,-50,<text:span text:style-name="T42">te</text:span>,<text:span text:style-name="T42">T</text:span>] </text:p>
      <text:p text:style-name="P13"><text:span text:style-name="T32"><text:s text:c="9"/><text:tab/></text:span><text:span text:style-name="T43">s</text:span><text:span text:style-name="T32">t <text:s/>= [ </text:span><text:span text:style-name="T44">0</text:span><text:span text:style-name="T32">, </text:span><text:span text:style-name="T44">24</text:span><text:span text:style-name="T32">, .5, </text:span><text:span text:style-name="T43">t,t</text:span><text:span text:style-name="T32">] <text:tab/></text:span></text:p>
      <text:p text:style-name="P14"><text:span text:style-name="T45"><text:tab/>s</text:span><text:span text:style-name="T46">G</text:span> = [ 0, <text:span text:style-name="T46">0.4</text:span>, -40 ]<text:tab/><text:tab/># <text:span text:style-name="T19">grid for </text:span><text:span text:style-name="T47">G</text:span></text:p>
      <text:p text:style-name="P15"><text:tab/><text:span text:style-name="T45">s</text:span><text:span text:style-name="T48">CO</text:span><text:span text:style-name="T49">2</text:span><text:span text:style-name="T50">M</text:span> = [ <text:span text:style-name="T51">2</text:span><text:span text:style-name="T52">7</text:span>0, <text:span text:style-name="T51">370</text:span>, -40 ]</text:p>
      <text:p text:style-name="P16">################ <text:s/><text:span text:style-name="T53">ПОДМОДЕЛЬ ТРАНСПИРАЦИИ</text:span> </text:p>
      <text:p text:style-name="P17">Var: <text:s text:c="4"/><text:tab/><text:span text:style-name="T54">G</text:span>q ( sQ <text:s/>); <text:s/><text:span text:style-name="T55"><text:s/></text:span><text:span text:style-name="T56"><text:s text:c="15"/></text:span><text:span text:style-name="T57">Gq</text:span><text:span text:style-name="T58">'</text:span><text:span text:style-name="T57">&gt;=0</text:span><text:span text:style-name="T56"> <text:tab/> </text:span><text:span text:style-name="T59">#</text:span><text:span text:style-name="T60"> </text:span><text:span text:style-name="T61">Проводимость У. от Сол.Рад. Не убывает</text:span><text:span text:style-name="T62"> <text:s/></text:span></text:p>
      <text:p text:style-name="P18"><text:s text:c="9"/><text:tab/><text:span text:style-name="T54">Gwd</text:span>( sWD ); PolyPow=5; &lt;=1; <text:span text:style-name="T63">Gwd</text:span><text:span text:style-name="T58">'</text:span><text:span text:style-name="T64">&lt;</text:span><text:span text:style-name="T57">=0; </text:span><text:span text:style-name="T63">G</text:span>wd(0.0)=1 <text:span text:style-name="T65"># </text:span><text:span text:style-name="T61">Проводимость У.от Диф.Влаги</text:span></text:p>
      <text:p text:style-name="P6"><text:s text:c="9"/><text:tab/>WF<text:span text:style-name="T66">wd</text:span> &gt; <text:span text:style-name="T65">0;<text:tab/><text:tab/><text:tab/><text:tab/><text:tab/><text:tab/># </text:span><text:span text:style-name="T67">Множитель</text:span><text:span text:style-name="T68"> </text:span><text:span text:style-name="T69">потока </text:span><text:span text:style-name="T67">влаги </text:span><text:span text:style-name="T69">из почвы</text:span></text:p>
      <text:p text:style-name="P19">Var: <text:s text:c="4"/><text:tab/>E <text:s/>( <text:span text:style-name="T33">n</text:span> ) <text:s text:c="18"/><text:tab/># <text:s/><text:span text:style-name="T19">Traspiration <text:s text:c="4"/>mmolН2О/m2/c</text:span><text:tab/><text:tab/> <text:s text:c="4"/><text:span text:style-name="T70"># 4</text:span></text:p>
      <text:p text:style-name="P19"><text:s text:c="9"/><text:tab/><text:span text:style-name="T71">W <text:s/></text:span>( <text:span text:style-name="T33">n</text:span> ); &gt;<text:span text:style-name="T72">=</text:span><text:span text:style-name="T13">W</text:span>min; &lt;<text:span text:style-name="T73">=</text:span><text:span text:style-name="T13">W</text:span>max <text:s text:c="7"/># <text:s/><text:span text:style-name="T19">Water </text:span><text:span text:style-name="T69">в растении</text:span><text:span text:style-name="T19"> kg</text:span><text:tab/><text:tab/><text:tab/> <text:s text:c="4"/><text:span text:style-name="T70"># 3</text:span></text:p>
      <text:p text:style-name="P20"><text:s text:c="9"/><text:tab/>WD ( <text:span text:style-name="T33">n</text:span> ) <text:s/>&gt;=0; <text:tab/><text:tab/> <text:tab/># <text:s/><text:span text:style-name="T19">Water deficit</text:span> <text:span text:style-name="T69">в процентах </text:span><text:span text:style-name="T38">от макс кол-ва</text:span> <text:s text:c="2"/></text:p>
      <text:p text:style-name="P6"><text:tab/><text:span text:style-name="T74">WF ( </text:span><text:span text:style-name="T33">n</text:span><text:span text:style-name="T74"> )<text:tab/><text:tab/><text:tab/><text:tab/></text:span><text:span text:style-name="T65"># <text:s/></text:span><text:span text:style-name="T69">Поток и</text:span><text:span text:style-name="T75">з</text:span><text:span text:style-name="T69"> почвы<text:tab/><text:tab/><text:tab/><text:tab/> <text:s text:c="4"/></text:span><text:span text:style-name="T70"># 2</text:span></text:p>
      <text:p text:style-name="P6"><text:tab/><text:span text:style-name="T54">G</text:span> <text:s/>( <text:span text:style-name="T33">n</text:span> ) &gt;<text:span text:style-name="T76">= 0</text:span> <text:tab/><text:tab/><text:tab/># <text:s/><text:span text:style-name="T19">stomata conductance</text:span></text:p>
      <text:p text:style-name="P6">Param: <text:s text:c="2"/><text:tab/>VPD( <text:span text:style-name="T33">n</text:span> )<text:tab/><text:tab/><text:tab/><text:tab/><text:span text:style-name="T65"># <text:s/></text:span><text:span text:style-name="T69">д</text:span><text:span text:style-name="T75">иф. давления пара</text:span></text:p>
      <text:p text:style-name="P21"><text:s text:c="9"/><text:tab/>Q <text:s/>( <text:span text:style-name="T33">n</text:span> )<text:tab/><text:tab/><text:tab/><text:tab/><text:span text:style-name="T65"># <text:s/></text:span><text:span text:style-name="T75">сол радиация</text:span></text:p>
      <text:p text:style-name="P21"><text:s text:c="9"/><text:tab/><text:span text:style-name="T77">T</text:span> <text:s/>( <text:span text:style-name="T33">n</text:span> )<text:tab/><text:tab/><text:tab/><text:tab/><text:span text:style-name="T65"># <text:s/></text:span><text:span text:style-name="T75">температура</text:span></text:p>
      <text:p text:style-name="P22"><text:tab/><text:span text:style-name="T78">Dt ( n )<text:tab/><text:tab/><text:tab/><text:tab/></text:span><text:span text:style-name="T65"># <text:s/></text:span><text:span text:style-name="T79">прирост по времени </text:span><text:span text:style-name="T80">от точки к точки</text:span></text:p>
      <text:p text:style-name="P21"><text:tab/><text:span text:style-name="T43">t <text:s/>( n )</text:span><text:tab/><text:tab/><text:tab/><text:tab/><text:span text:style-name="T65"># <text:s/></text:span><text:span text:style-name="T75">время</text:span><text:span text:style-name="T43"> </text:span><text:span text:style-name="T81">суток</text:span></text:p>
      <text:p text:style-name="P6"/>
      <text:p text:style-name="P23">EQ:<text:tab/><text:span text:style-name="T82">W</text:span><text:span text:style-name="T83">'</text:span><text:span text:style-name="T82"> = (WF - </text:span><text:span text:style-name="T84">E</text:span><text:span text:style-name="T82"> * Emult) * Dt<text:tab/><text:tab/># </text:span><text:span text:style-name="T85"><text:s/></text:span><text:span text:style-name="T86">динамика воды в растении<text:tab/><text:tab/> <text:s text:c="4"/></text:span><text:span text:style-name="T87"># 3</text:span></text:p>
      <text:p text:style-name="P23"><text:span text:style-name="T86"><text:tab/></text:span><text:span text:style-name="T88">W(0) = Wmax-1.0<text:tab/><text:tab/><text:tab/><text:tab/># </text:span><text:span text:style-name="T85"><text:s/></text:span><text:span text:style-name="T86">начальное условие<text:tab/><text:tab/><text:tab/> <text:s text:c="4"/></text:span><text:span text:style-name="T87"># 3</text:span></text:p>
      <text:p text:style-name="P24"><text:span text:style-name="T86"><text:tab/></text:span><text:span text:style-name="T88">WD <text:s/>= (Wmax-W)/Wmax*100<text:tab/><text:tab/><text:tab/># </text:span><text:span text:style-name="T85"><text:s/></text:span><text:span text:style-name="T86">пересчет диф влаги в %</text:span></text:p>
      <text:p text:style-name="P23"><text:span text:style-name="T85"><text:tab/></text:span><text:span text:style-name="T88">WF = W</text:span><text:span text:style-name="T89">F</text:span><text:span text:style-name="T88">wd * WD<text:tab/><text:tab/><text:tab/><text:tab/># </text:span><text:span text:style-name="T85"><text:s/></text:span><text:span text:style-name="T86">поток из почвы</text:span><text:span text:style-name="T85"> <text:tab/><text:tab/><text:tab/> <text:s text:c="4"/></text:span><text:span text:style-name="T87"># 2</text:span><text:span text:style-name="T85"> </text:span></text:p>
      <text:p text:style-name="P25"><text:tab/>E = G * VPD * <text:span text:style-name="T17">0.010017</text:span><text:tab/><text:tab/> <text:s text:c="6"/># <text:span text:style-name="T90"><text:s/></text:span><text:span text:style-name="T91">танспирация</text:span><text:span text:style-name="T90"> <text:tab/><text:tab/><text:tab/> <text:s text:c="4"/></text:span><text:span text:style-name="T92"># 3</text:span></text:p>
      <text:p text:style-name="P26"><text:tab/>G = Gq(Q) * Gwd(WD)<text:tab/><text:tab/> <text:s text:c="6"/># <text:span text:style-name="T90"><text:s/></text:span><text:span text:style-name="T91">устьичная проводимость</text:span></text:p>
      <text:p text:style-name="P27">################ <text:s/><text:span text:style-name="T53">ПОДМОДЕЛЬ </text:span>ФОТО<text:span text:style-name="T53">СИНТЕЗА</text:span> </text:p>
      <text:p text:style-name="P28">Var:<text:tab/>P <text:s text:c="3"/>( n )<text:tab/><text:tab/><text:tab/><text:tab/><text:span text:style-name="T65"># <text:s/></text:span><text:span text:style-name="T75">фотосинтез<text:tab/><text:tab/><text:tab/><text:tab/><text:tab/> <text:s text:c="3"/></text:span><text:span text:style-name="T70"># </text:span><text:span text:style-name="T93">6</text:span></text:p>
      <text:p text:style-name="P28"><text:tab/><text:span text:style-name="T48">CO</text:span><text:span text:style-name="T49">2</text:span><text:span text:style-name="T94">I</text:span><text:span text:style-name="T48"> ( n ) &gt; 0</text:span><text:tab/><text:tab/><text:tab/><text:span text:style-name="T65"># <text:s/></text:span><text:span text:style-name="T95">CO</text:span><text:span text:style-name="T96">2</text:span><text:span text:style-name="T75"> в межкл<text:tab/><text:tab/><text:tab/><text:tab/><text:tab/> <text:s text:c="4"/></text:span><text:span text:style-name="T70"># </text:span><text:span text:style-name="T93">7</text:span></text:p>
      <text:p text:style-name="P28"><text:tab/><text:span text:style-name="T48">CO</text:span><text:span text:style-name="T49">2</text:span><text:span text:style-name="T50">M ( n ) &gt; 0</text:span><text:tab/><text:tab/><text:tab/><text:span text:style-name="T65"># <text:s/></text:span><text:span text:style-name="T48">CO</text:span><text:span text:style-name="T49">2</text:span><text:span text:style-name="T75"> в мезофил (на хлоропластах?)<text:tab/><text:tab/> <text:s text:c="4"/></text:span><text:span text:style-name="T70"># </text:span><text:span text:style-name="T93">9</text:span></text:p>
      <text:p text:style-name="P29"><text:tab/><text:span text:style-name="T97">Pq ( sQ ) &gt;</text:span><text:span text:style-name="T98">0</text:span><text:span text:style-name="T97">; <text:s/>Pq(</text:span><text:span text:style-name="T99">0</text:span><text:span text:style-name="T97">)</text:span><text:span text:style-name="T100">=0; <text:s text:c="4"/></text:span><text:span text:style-name="T101">P</text:span><text:span text:style-name="T57">q</text:span><text:span text:style-name="T58">'</text:span><text:span text:style-name="T57">&gt;=0 </text:span><text:span text:style-name="T102"># </text:span><text:span text:style-name="T103">Фотосин от Q. Не убывает</text:span></text:p>
      <text:p text:style-name="P29"><text:tab/><text:span text:style-name="T97">P</text:span><text:span text:style-name="T104">t</text:span><text:span text:style-name="T97"> ( </text:span><text:span text:style-name="T105">s</text:span><text:span text:style-name="T104">T</text:span><text:span text:style-name="T97"> ) &gt;</text:span><text:span text:style-name="T98">0</text:span><text:span text:style-name="T97">; <text:s/>P</text:span><text:span text:style-name="T99">t</text:span><text:span text:style-name="T97">(</text:span><text:span text:style-name="T106">2</text:span><text:span text:style-name="T99">0</text:span><text:span text:style-name="T97">)</text:span><text:span text:style-name="T100">=</text:span><text:span text:style-name="T106">1</text:span><text:span text:style-name="T100">; <text:s text:c="3"/></text:span><text:span text:style-name="T101">P</text:span><text:span text:style-name="T107">t</text:span><text:span text:style-name="T58">'</text:span><text:span text:style-name="T57">&gt;=0 </text:span><text:span text:style-name="T102"># </text:span><text:span text:style-name="T103">Фотосин от Т. Не убывает</text:span></text:p>
      <text:p text:style-name="P30"><text:tab/><text:span text:style-name="T51">Pm (s</text:span><text:span text:style-name="T48">CO</text:span><text:span text:style-name="T49">2</text:span><text:span text:style-name="T50">M</text:span><text:span text:style-name="T51">) &gt;0; </text:span><text:span text:style-name="T108">PolyPow=</text:span><text:span text:style-name="T109">7</text:span><text:span text:style-name="T108">; </text:span><text:span text:style-name="T51">Pm (360)=1; </text:span><text:span text:style-name="T110">Pm</text:span><text:span text:style-name="T58">'</text:span><text:span text:style-name="T57">&gt;=0</text:span><text:span text:style-name="T108"> </text:span><text:span text:style-name="T111">#</text:span><text:span text:style-name="T103">Фотоси от </text:span><text:span text:style-name="T112">CO2M</text:span><text:span text:style-name="T103">. Не убывает</text:span></text:p>
      <text:p text:style-name="P28"><text:soft-page-break/><text:tab/><text:span text:style-name="T113">Pbr &gt; 0<text:tab/><text:tab/><text:tab/><text:tab/></text:span><text:span text:style-name="T111">#</text:span><text:span text:style-name="T103"> <text:s/>Дыхание<text:tab/><text:tab/><text:tab/><text:tab/><text:tab/> <text:s text:c="3"/></text:span><text:span text:style-name="T114"># </text:span><text:span text:style-name="T115">11</text:span></text:p>
      <text:p text:style-name="P31"><text:tab/><text:span text:style-name="T116">G</text:span><text:span text:style-name="T117">M</text:span><text:span text:style-name="T116">t</text:span><text:span text:style-name="T117"> </text:span><text:span text:style-name="T118">(st) </text:span><text:span text:style-name="T117"><text:s/>&gt;</text:span><text:span text:style-name="T119">0.</text:span><text:span text:style-name="T120">1; &lt;0.</text:span><text:span text:style-name="T121">2; </text:span><text:span text:style-name="T116">G</text:span><text:span text:style-name="T117">M</text:span><text:span text:style-name="T116">t</text:span><text:span text:style-name="T117"> </text:span><text:span text:style-name="T118">(</text:span><text:span text:style-name="T122">0</text:span><text:span text:style-name="T118">) </text:span><text:span text:style-name="T122">= </text:span><text:span text:style-name="T116">G</text:span><text:span text:style-name="T117">M</text:span><text:span text:style-name="T116">t</text:span><text:span text:style-name="T117"> </text:span><text:span text:style-name="T118">(</text:span><text:span text:style-name="T122">24</text:span><text:span text:style-name="T118">)</text:span><text:span text:style-name="T121"> </text:span><text:span text:style-name="T123">#</text:span><text:span text:style-name="T124"> </text:span><text:span text:style-name="T125">Проводимость</text:span><text:span text:style-name="T126"> </text:span><text:span text:style-name="T127">мезоф от времени суток</text:span><text:span text:style-name="T128"> <text:s/></text:span></text:p>
      <text:p text:style-name="P32">EQ:<text:tab/>P = Pq(Q) * P<text:span text:style-name="T129">t</text:span>(<text:span text:style-name="T104">T</text:span>) * <text:span text:style-name="T51">Pm (</text:span><text:span text:style-name="T50">CO2M</text:span><text:span text:style-name="T51">)</text:span> — <text:span text:style-name="T113">Pbr<text:tab/> <text:s text:c="4"/></text:span><text:span text:style-name="T123">#</text:span><text:span text:style-name="T124"> <text:s/></text:span><text:span text:style-name="T125">Фотосинтез = Ассим — Дыхание <text:s text:c="3"/></text:span><text:span text:style-name="T130"># </text:span><text:span text:style-name="T131">6</text:span></text:p>
      <text:p text:style-name="P33"><text:span text:style-name="T132"><text:tab/>P </text:span><text:span text:style-name="T133">=</text:span><text:span text:style-name="T132"> </text:span><text:span text:style-name="T133">( 360 <text:s/>- </text:span><text:span text:style-name="T48">CO</text:span><text:span text:style-name="T49">2</text:span><text:span text:style-name="T133">I) <text:s/>* </text:span><text:span text:style-name="T48">( </text:span><text:span text:style-name="T132">G * </text:span><text:span text:style-name="T134">2.2596</text:span><text:span text:style-name="T132"> </text:span><text:span text:style-name="T48">)<text:tab/> <text:s text:c="4"/></text:span><text:span text:style-name="T123">#</text:span><text:span text:style-name="T124"> <text:s/></text:span><text:span text:style-name="T125">Закон Фика для газов<text:tab/> <text:s text:c="4"/><text:tab/> <text:s text:c="3"/></text:span><text:span text:style-name="T131"># 6</text:span></text:p>
      <text:p text:style-name="P33"><text:span text:style-name="T132"><text:tab/>P </text:span><text:span text:style-name="T133">=</text:span><text:span text:style-name="T132"> </text:span><text:span text:style-name="T133">( </text:span><text:span text:style-name="T48">CO</text:span><text:span text:style-name="T49">2</text:span><text:span text:style-name="T133">I - </text:span><text:span text:style-name="T48">CO</text:span><text:span text:style-name="T49">2</text:span><text:span text:style-name="T50">M</text:span><text:span text:style-name="T133"> ) * </text:span><text:span text:style-name="T48">( </text:span><text:span text:style-name="T135">G</text:span><text:span text:style-name="T117">Mt</text:span><text:span text:style-name="T132"> </text:span><text:span text:style-name="T43">(t) </text:span><text:span text:style-name="T132">* </text:span><text:span text:style-name="T134">2.2596</text:span><text:span text:style-name="T132"> </text:span><text:span text:style-name="T48">) <text:s/></text:span><text:span text:style-name="T123">#</text:span><text:span text:style-name="T124"> <text:s/></text:span><text:span text:style-name="T125">Закон Фика для газов в жидкости </text:span><text:span text:style-name="T131"># 8</text:span></text:p>
      <text:p text:style-name="P34"/>
      <text:p text:style-name="P35"><text:span text:style-name="T108">CVNumOfIter <text:s text:c="4"/></text:span><text:span text:style-name="T136">1<text:tab/><text:tab/><text:tab/></text:span><text:span text:style-name="T137"># </text:span><text:span text:style-name="T138">Ниже </text:span><text:span text:style-name="T139">задание</text:span><text:span text:style-name="T138"> параметров для расчетов</text:span></text:p>
      <text:p text:style-name="P36">co.resF = "MNG.res"</text:p>
      <text:p text:style-name="P37">RunMode = <text:span text:style-name="T140">"</text:span><text:span text:style-name="T141">L</text:span>&amp;<text:span text:style-name="T142">P</text:span><text:span text:style-name="T140">"</text:span></text:p>
      <text:p text:style-name="P38"><text:span text:style-name="T143">SvF</text:span><text:span text:style-name="T6">.max_workers </text:span><text:span text:style-name="T143">= </text:span><text:span text:style-name="T144">12</text:span></text:p>
      <text:p text:style-name="P38"><text:span text:style-name="T145">#</text:span><text:span text:style-name="T143">SvF</text:span><text:span text:style-name="T6">.</text:span><text:span text:style-name="T146">Hack_Stab </text:span><text:span text:style-name="T147">= True</text:span></text:p>
      <text:p text:style-name="P39"><text:span text:style-name="T148">#</text:span>ObjToReadSols = True</text:p>
      <text:p text:style-name="P40"><text:span text:style-name="T149">#</text:span>OptStep <text:s text:c="4"/>= [0.0, 0.0<text:span text:style-name="T150">01</text:span>, -0.0, -0.0, -0.0, <text:span text:style-name="T151">0.001</text:span> ]</text:p>
      <text:p text:style-name="P5"><text:tab/><text:tab/><text:tab/><text:tab/><text:tab/><text:tab/><text:tab/><text:tab/><text:span text:style-name="T137"># </text:span><text:span text:style-name="T152">Критерий выбора</text:span></text:p>
      <text:p text:style-name="P6">Obj: <text:s text:c="4"/><text:span text:style-name="T54">G</text:span>q.Complexity (Penal[0])/<text:span text:style-name="T153">4</text:span> +<text:span text:style-name="T54">G</text:span>wd.Complexity (Penal[1]) +E.MSDnan() <text:span text:style-name="T154">\</text:span></text:p>
      <text:p text:style-name="P41"><text:span text:style-name="T46"><text:tab/>+</text:span><text:span text:style-name="T129">P</text:span><text:span text:style-name="T42">q</text:span><text:span text:style-name="T97">.</text:span>Complexity(Penal[<text:span text:style-name="T46">2</text:span>])<text:span text:style-name="T97"> </text:span><text:span text:style-name="T46">+</text:span><text:span text:style-name="T129">P</text:span><text:span text:style-name="T155">t</text:span><text:span text:style-name="T97">.</text:span>Complexity (Penal[<text:span text:style-name="T46">3</text:span>])<text:span text:style-name="T97"> </text:span><text:span text:style-name="T156">+</text:span><text:span text:style-name="T129">P</text:span><text:span text:style-name="T157">m</text:span><text:span text:style-name="T97">.</text:span>Complexity (Penal[<text:span text:style-name="T158">4</text:span>]<text:span text:style-name="T156">)</text:span> <text:span text:style-name="T159">\</text:span></text:p>
      <text:p text:style-name="P41"><text:span text:style-name="T154"><text:tab/></text:span><text:span text:style-name="T160">+</text:span><text:span text:style-name="T135">G</text:span><text:span text:style-name="T161">M</text:span><text:span text:style-name="T160">t</text:span><text:span text:style-name="T97">.</text:span><text:span text:style-name="T160">ComplCyc0E(Pena</text:span><text:span text:style-name="T162">l</text:span><text:span text:style-name="T160">[5]) </text:span><text:span text:style-name="T154">+P.MSD () </text:span></text:p>
      <text:p text:style-name="P42">Draw <text:tab/><text:tab/><text:tab/><text:tab/><text:tab/><text:tab/><text:tab/><text:span text:style-name="T19"># отрис</text:span><text:span text:style-name="T163">о</text:span><text:span text:style-name="T19">вка результатов</text:span></text:p>
      <text:p text:style-name="P43"><text:span text:style-name="T164">EoF</text:span><text:span text:style-name="T165"> <text:s/><text:tab/><text:tab/><text:tab/><text:tab/><text:tab/><text:tab/><text:tab/></text:span><text:span text:style-name="T4"># конец постановки задачи </text:span><text:span text:style-name="T5">идентификации</text:span></text:p>
      <text:p text:style-name="P44"/>
      <text:p text:style-name="P44">DB.AddField ('Err')</text:p>
      <text:p text:style-name="P44">DB.AddField ('<text:span text:style-name="T166">Rem_P</text:span>')</text:p>
      <text:p text:style-name="P44">for i in DB.sR: <text:s/></text:p>
      <text:p text:style-name="P44"><text:tab/>DB.Err[i] <text:s text:c="3"/>= - E.delta ( i )</text:p>
      <text:p text:style-name="P44"><text:tab/>DB.<text:span text:style-name="T166">Rem_P</text:span>[i] <text:s/>= - <text:span text:style-name="T166">P</text:span>.delta ( i )</text:p>
      <text:p text:style-name="P44">DB.WriteSvFtbl('a.txt')<text:tab/></text:p>
      <text:p text:style-name="P45"/>
      <text:p text:style-name="P46">SvF.Xsize = 10 </text:p>
      <text:p text:style-name="P46">SvF.Ysize = 2.<text:span text:style-name="T167">5</text:span></text:p>
      <text:p text:style-name="P46">Draw <text:span text:style-name="T168">P</text:span>.<text:span text:style-name="T169">grd</text:span>,DB.Date,<text:span text:style-name="T170">Foto DB.</text:span><text:span text:style-name="T168">P</text:span>,DB.Date,<text:span text:style-name="T170">Foto-Data;</text:span><text:span text:style-name="T171">MC:blue;</text:span><text:span text:style-name="T172">MS:3;</text:span><text:span text:style-name="T173">LW:0</text:span></text:p>
      <text:p text:style-name="P47">Draw <text:span text:style-name="T172">E</text:span>.<text:span text:style-name="T169">grd</text:span>,DB.Date,<text:span text:style-name="T174">Транспирация</text:span><text:span text:style-name="T170"> DB.</text:span><text:span text:style-name="T172">E</text:span>,DB.Date,<text:span text:style-name="T174">Тр</text:span><text:span text:style-name="T170">-Data;</text:span><text:span text:style-name="T171">MC:blue;</text:span><text:span text:style-name="T172">MS:3;</text:span><text:span text:style-name="T173">LW:0</text:span></text:p>
      <text:p text:style-name="P48">Draw DB.Q,DB.Date,Радиация</text:p>
      <text:p text:style-name="P48">Draw DB.<text:span text:style-name="T175">T</text:span>,DB.Date,<text:span text:style-name="T175">Температура</text:span></text:p>
      <text:p text:style-name="P49">Draw DB.<text:span text:style-name="T175">VPD</text:span>,DB.Date,<text:span text:style-name="T175">Диф_дав_пара</text:span></text:p>
      <text:p text:style-name="P50">Draw <text:span text:style-name="T48">CO2</text:span><text:span text:style-name="T176">M</text:span>.<text:span text:style-name="T176">grd</text:span>,DB.Date,<text:span text:style-name="T176">CO2_meso</text:span> <text:span text:style-name="T48">CO2</text:span><text:span text:style-name="T94">I</text:span>.<text:span text:style-name="T176">grd</text:span>,DB.Date,<text:span text:style-name="T176">CO2_int;</text:span><text:span text:style-name="T177">LC:blue;</text:span><text:span text:style-name="T178">MC:blue</text:span></text:p>
      <text:p text:style-name="P51"><text:span text:style-name="T151">Draw </text:span><text:span text:style-name="T179">G</text:span><text:span text:style-name="T180">M</text:span><text:span text:style-name="T179">t</text:span></text:p>
      <text:p text:style-name="P52">Draw <text:span text:style-name="T181">Gw</text:span>d</text:p>
      <text:p text:style-name="P52">Draw <text:span text:style-name="T181">G</text:span><text:span text:style-name="T182">q</text:span></text:p>
      <text:p text:style-name="P53">Draw Pq</text:p>
      <text:p text:style-name="P53">Draw P<text:span text:style-name="T168">t</text:span></text:p>
      <text:p text:style-name="P54"/>
      <text:p text:style-name="P55">Draw </text:p>
      <text:p text:style-name="P56">Draw CO2<text:span text:style-name="T94">I</text:span><text:span text:style-name="T155">qt</text:span></text:p>
      <text:p text:style-name="P56">Draw CO2<text:span text:style-name="T94">I</text:span></text:p>
      <text:p text:style-name="P57"><text:span text:style-name="T183">#</text:span>Draw Pqg</text:p>
      <text:p text:style-name="P58">Draw P</text:p>
      <text:p text:style-name="P52">Draw G</text:p>
      <text:p text:style-name="P52"/>
      <text:p text:style-name="P59">Draw <text:span text:style-name="T169">G</text:span>.<text:span text:style-name="T169">grd</text:span>,DB.Date,<text:span text:style-name="T169">Уст_проводимостьН2О</text:span></text:p>
      <text:p text:style-name="P59">Draw <text:span text:style-name="T169">WD</text:span>.<text:span text:style-name="T169">grd</text:span>,DB.Date,<text:span text:style-name="T169">Дифицит_воды_в_стволе</text:span></text:p>
      <text:p text:style-name="P59">Draw <text:span text:style-name="T169">W</text:span><text:span text:style-name="T184">F</text:span>.<text:span text:style-name="T169">grd</text:span>,DB.Date,<text:span text:style-name="T184">Поток_из_почвы</text:span></text:p>
      <text:p text:style-name="P59"/>
      <text:p text:style-name="P60"># <text:span text:style-name="T185">CO2</text:span></text:p>
      <text:p text:style-name="P61">G.grd[:] *= <text:s/><text:span text:style-name="T186">2.2596 <text:s text:c="3"/></text:span><text:span text:style-name="T187"># пров CO2 <text:s text:c="8"/></text:span><text:span text:style-name="T188">используется ниже</text:span></text:p>
      <text:p text:style-name="P59">Draw <text:span text:style-name="T169">G</text:span>.<text:span text:style-name="T169">grd</text:span>,DB.Date,<text:span text:style-name="T169">Уст_проводимость</text:span><text:span text:style-name="T189">С</text:span><text:span text:style-name="T169">О</text:span><text:span text:style-name="T189">2</text:span></text:p>
      <text:p text:style-name="P59"><text:span text:style-name="T190">#</text:span>DB.AddField ('Err')</text:p>
      <text:p text:style-name="P59">DB.AddField ('CO2i')</text:p>
      <text:p text:style-name="P59"><text:soft-page-break/>DB.AddField ('GM')</text:p>
      <text:p text:style-name="P59">for <text:span text:style-name="T191">i</text:span> in DB.sR: <text:s/></text:p>
      <text:p text:style-name="P59"><text:span text:style-name="T192">#</text:span><text:tab/>DB.Err[i] <text:s/>= - E.delta ( i )</text:p>
      <text:p text:style-name="P59"><text:tab/>DB.CO2i[i] = 360. - DB.P[i] / G (i) <text:s text:c="12"/># 360 — в атмосфере</text:p>
      <text:p text:style-name="P59"><text:tab/>DB.GM[i] <text:s text:c="2"/>= DB.P[i] / (DB.CO2i[i]-67) <text:span text:style-name="T190">#</text:span> <text:s/>?? /2.2596 ?? <text:s text:c="6"/><text:span text:style-name="T190"># 67 на хроропластах</text:span></text:p>
      <text:p text:style-name="P59">#DB.WriteSvFtbl('a.txt')</text:p>
      <text:p text:style-name="P59">Draw DB.<text:span text:style-name="T190">CO2i</text:span>,DB.Date,<text:span text:style-name="T193">CO2_в_межкл</text:span></text:p>
      <text:p text:style-name="P59">Draw DB.<text:span text:style-name="T193">GM</text:span>,DB.Date,<text:span text:style-name="T193">пров_CO2_мезофила</text:span></text:p>
      <text:p text:style-name="P62">EoF</text:p>
      <text:p text:style-name="P62"/>
      <text:p text:style-name="P63">№№№№№№№№№№№№№№№№№№№№№№№№№№№№№№№№№№№№№№№№№№№№№№№№№№№№№№№№№№</text:p>
      <text:p text:style-name="P64"><text:span text:style-name="T194">Дальше не смотреть</text:span><text:tab/></text:p>
      <text:p text:style-name="P65"><text:s text:c="2"/></text:p>
      <text:p text:style-name="P66">∈ ∙ <text:s/><text:span text:style-name="T140">"'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Ubuntu Mono" svg:font-family="'Ubuntu Mono'"/>
    <style:font-face style:name="Ubuntu Mono1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7T11:45:11.630323843</meta:creation-date>
    <dc:date>2024-12-09T18:51:38.133950142</dc:date>
    <meta:editing-duration>P13DT22H31M8S</meta:editing-duration>
    <meta:editing-cycles>853</meta:editing-cycles>
    <meta:generator>LibreOffice/24.8.3.2$Linux_X86_64 LibreOffice_project/e14c9fdd1f585efcbb2c5363087a99d20928d522</meta:generator>
    <meta:document-statistic meta:table-count="0" meta:image-count="0" meta:object-count="0" meta:page-count="3" meta:paragraph-count="112" meta:word-count="744" meta:character-count="4616" meta:non-whitespace-character-count="3398"/>
  </office:meta>
</office:document-meta>
</file>